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fo:font-size="10pt" officeooo:rsid="00723cb9" officeooo:paragraph-rsid="00723cb9" style:font-size-asian="10pt" style:font-size-complex="10pt"/>
    </style:style>
    <style:style style:name="P2" style:family="paragraph" style:parent-style-name="Standard">
      <style:paragraph-properties fo:margin-left="0.8in" fo:margin-right="0in" fo:text-indent="0in" style:auto-text-indent="false"/>
      <style:text-properties fo:font-size="10pt" officeooo:rsid="00723cb9" officeooo:paragraph-rsid="00723cb9" style:font-size-asian="10pt" style:font-size-complex="10pt"/>
    </style:style>
    <style:style style:name="P3" style:family="paragraph" style:parent-style-name="Standard">
      <style:paragraph-properties fo:margin-left="0.8in" fo:margin-right="0in" fo:text-indent="0in" style:auto-text-indent="false"/>
      <style:text-properties fo:font-size="10pt" officeooo:rsid="00723cb9" officeooo:paragraph-rsid="0074280d" style:font-size-asian="10pt" style:font-size-complex="10pt"/>
    </style:style>
    <style:style style:name="P4" style:family="paragraph" style:parent-style-name="Standard">
      <style:text-properties fo:font-size="10pt" officeooo:rsid="00723cb9" officeooo:paragraph-rsid="00751754" style:font-size-asian="10pt" style:font-size-complex="10pt"/>
    </style:style>
    <style:style style:name="P5" style:family="paragraph" style:parent-style-name="Standard">
      <style:paragraph-properties fo:margin-left="0.8in" fo:margin-right="0in" fo:text-indent="0in" style:auto-text-indent="false"/>
      <style:text-properties fo:font-size="10pt" officeooo:rsid="00723cb9" officeooo:paragraph-rsid="00751754" style:font-size-asian="10pt" style:font-size-complex="10pt"/>
    </style:style>
    <style:style style:name="P6" style:family="paragraph" style:parent-style-name="Standard">
      <style:paragraph-properties fo:margin-left="0in" fo:margin-right="0in" fo:text-indent="0in" style:auto-text-indent="false"/>
      <style:text-properties fo:font-size="10pt" officeooo:rsid="00723cb9" officeooo:paragraph-rsid="00751754" style:font-size-asian="10pt" style:font-size-complex="10pt"/>
    </style:style>
    <style:style style:name="P7" style:family="paragraph" style:parent-style-name="Standard">
      <style:paragraph-properties fo:margin-left="0in" fo:margin-right="0in" fo:text-indent="0in" style:auto-text-indent="false" fo:break-before="column"/>
      <style:text-properties fo:font-size="10pt" officeooo:rsid="00723cb9" officeooo:paragraph-rsid="00751754" style:font-size-asian="10pt" style:font-size-complex="10pt"/>
    </style:style>
    <style:style style:name="P8" style:family="paragraph" style:parent-style-name="Standard">
      <style:paragraph-properties fo:margin-left="0in" fo:margin-right="0in" fo:text-indent="0in" style:auto-text-indent="false"/>
      <style:text-properties fo:font-size="10pt" officeooo:rsid="00723cb9" officeooo:paragraph-rsid="007837dc" style:font-size-asian="10pt" style:font-size-complex="10pt"/>
    </style:style>
    <style:style style:name="P9" style:family="paragraph" style:parent-style-name="Standard">
      <style:text-properties fo:font-size="10pt" officeooo:rsid="00723cb9" officeooo:paragraph-rsid="00812300" style:font-size-asian="10pt" style:font-size-complex="10pt"/>
    </style:style>
    <style:style style:name="P10" style:family="paragraph" style:parent-style-name="Standard">
      <style:paragraph-properties fo:margin-left="0in" fo:margin-right="0in" fo:text-indent="0in" style:auto-text-indent="false"/>
      <style:text-properties fo:font-size="10pt" officeooo:rsid="00723cb9" officeooo:paragraph-rsid="00812300" style:font-size-asian="10pt" style:font-size-complex="10pt"/>
    </style:style>
    <style:style style:name="P11" style:family="paragraph" style:parent-style-name="Standard">
      <style:paragraph-properties fo:margin-left="0.8in" fo:margin-right="0in" fo:text-indent="0in" style:auto-text-indent="false"/>
      <style:text-properties fo:font-size="10pt" officeooo:rsid="00723cb9" officeooo:paragraph-rsid="00812300" style:font-size-asian="10pt" style:font-size-complex="10pt"/>
    </style:style>
    <style:style style:name="P12" style:family="paragraph" style:parent-style-name="Standard">
      <style:paragraph-properties fo:margin-left="0in" fo:margin-right="0in" fo:text-indent="0in" style:auto-text-indent="false"/>
      <style:text-properties fo:font-size="10pt" officeooo:rsid="00723cb9" officeooo:paragraph-rsid="0081e352" style:font-size-asian="10pt" style:font-size-complex="10pt"/>
    </style:style>
    <style:style style:name="P13" style:family="paragraph" style:parent-style-name="Standard">
      <style:paragraph-properties fo:margin-left="0.8in" fo:margin-right="0in" fo:text-indent="0in" style:auto-text-indent="false"/>
      <style:text-properties fo:font-size="10pt" officeooo:rsid="00723cb9" officeooo:paragraph-rsid="0081e352" style:font-size-asian="10pt" style:font-size-complex="10pt"/>
    </style:style>
    <style:style style:name="P14" style:family="paragraph" style:parent-style-name="Standard">
      <style:text-properties fo:font-size="10pt" officeooo:rsid="00723cb9" officeooo:paragraph-rsid="0081e352" style:font-size-asian="10pt" style:font-size-complex="10pt"/>
    </style:style>
    <style:style style:name="P15" style:family="paragraph" style:parent-style-name="Standard">
      <style:paragraph-properties fo:margin-left="0in" fo:margin-right="0in" fo:text-indent="0in" style:auto-text-indent="false"/>
      <style:text-properties fo:font-size="10pt" officeooo:rsid="00723cb9" officeooo:paragraph-rsid="0082cc4c" style:font-size-asian="10pt" style:font-size-complex="10pt"/>
    </style:style>
    <style:style style:name="P16" style:family="paragraph" style:parent-style-name="Standard">
      <style:text-properties fo:font-size="10pt" officeooo:rsid="00723cb9" officeooo:paragraph-rsid="0082cc4c" style:font-size-asian="10pt" style:font-size-complex="10pt"/>
    </style:style>
    <style:style style:name="P17" style:family="paragraph" style:parent-style-name="Standard">
      <style:paragraph-properties fo:margin-left="0in" fo:margin-right="0in" fo:text-indent="0in" style:auto-text-indent="false"/>
      <style:text-properties fo:font-size="10pt" officeooo:rsid="00723cb9" officeooo:paragraph-rsid="008e01f9" style:font-size-asian="10pt" style:font-size-complex="10pt"/>
    </style:style>
    <style:style style:name="P18" style:family="paragraph" style:parent-style-name="Standard">
      <style:paragraph-properties fo:margin-left="0.8in" fo:margin-right="0in" fo:text-indent="0in" style:auto-text-indent="false"/>
      <style:text-properties fo:font-size="10pt" officeooo:rsid="00723cb9" officeooo:paragraph-rsid="008e01f9" style:font-size-asian="10pt" style:font-size-complex="10pt"/>
    </style:style>
    <style:style style:name="P19" style:family="paragraph" style:parent-style-name="Standard">
      <style:paragraph-properties fo:margin-left="0in" fo:margin-right="0in" fo:text-indent="0in" style:auto-text-indent="false"/>
      <style:text-properties fo:font-size="10pt" officeooo:rsid="00723cb9" officeooo:paragraph-rsid="00a5da29" style:font-size-asian="10pt" style:font-size-complex="10pt"/>
    </style:style>
    <style:style style:name="P20" style:family="paragraph" style:parent-style-name="Standard">
      <style:paragraph-properties fo:margin-left="0in" fo:margin-right="0in" fo:text-indent="0in" style:auto-text-indent="false"/>
      <style:text-properties fo:font-size="10pt" officeooo:rsid="0076ce97" officeooo:paragraph-rsid="0081e352" style:font-size-asian="10pt" style:font-size-complex="10pt"/>
    </style:style>
    <style:style style:name="P21" style:family="paragraph" style:parent-style-name="Standard">
      <style:paragraph-properties fo:margin-left="0in" fo:margin-right="0in" fo:text-indent="0in" style:auto-text-indent="false"/>
      <style:text-properties fo:font-size="10pt" officeooo:rsid="0076ce97" officeooo:paragraph-rsid="008c92fd" style:font-size-asian="10pt" style:font-size-complex="10pt"/>
    </style:style>
    <style:style style:name="P22" style:family="paragraph" style:parent-style-name="Standard">
      <style:paragraph-properties fo:margin-left="0in" fo:margin-right="0in" fo:text-indent="0in" style:auto-text-indent="false"/>
      <style:text-properties fo:font-size="10pt" officeooo:rsid="0076ce97" officeooo:paragraph-rsid="008eb200" style:font-size-asian="10pt" style:font-size-complex="10pt"/>
    </style:style>
    <style:style style:name="P23" style:family="paragraph" style:parent-style-name="Standard">
      <style:paragraph-properties fo:margin-left="0in" fo:margin-right="0in" fo:text-indent="0in" style:auto-text-indent="false"/>
      <style:text-properties fo:font-size="10pt" officeooo:rsid="007e2370" officeooo:paragraph-rsid="007e2370" style:font-size-asian="10pt" style:font-size-complex="10pt"/>
    </style:style>
    <style:style style:name="P24" style:family="paragraph" style:parent-style-name="Standard">
      <style:paragraph-properties fo:margin-left="0in" fo:margin-right="0in" fo:text-indent="0in" style:auto-text-indent="false"/>
      <style:text-properties fo:font-size="10pt" officeooo:rsid="0074280d" officeooo:paragraph-rsid="00812300" style:font-size-asian="10pt" style:font-size-complex="10pt"/>
    </style:style>
    <style:style style:name="P25" style:family="paragraph" style:parent-style-name="Standard">
      <style:paragraph-properties fo:margin-left="0.8in" fo:margin-right="0in" fo:text-indent="0in" style:auto-text-indent="false"/>
      <style:text-properties fo:font-size="10pt" officeooo:rsid="0074280d" officeooo:paragraph-rsid="0081e352" style:font-size-asian="10pt" style:font-size-complex="10pt"/>
    </style:style>
    <style:style style:name="P26" style:family="paragraph" style:parent-style-name="Standard">
      <style:text-properties fo:font-size="10pt" officeooo:rsid="00751754" officeooo:paragraph-rsid="0082cc4c" style:font-size-asian="10pt" style:font-size-complex="10pt"/>
    </style:style>
    <style:style style:name="P27" style:family="paragraph" style:parent-style-name="Standard">
      <style:text-properties fo:font-size="10pt" officeooo:rsid="00812300" officeooo:paragraph-rsid="00812300" style:font-size-asian="10pt" style:font-size-complex="10pt"/>
    </style:style>
    <style:style style:name="P28" style:family="paragraph" style:parent-style-name="Standard">
      <style:paragraph-properties fo:margin-left="0in" fo:margin-right="0in" fo:text-indent="0in" style:auto-text-indent="false"/>
      <style:text-properties fo:font-size="10pt" officeooo:rsid="00812300" officeooo:paragraph-rsid="008eb200" style:font-size-asian="10pt" style:font-size-complex="10pt"/>
    </style:style>
    <style:style style:name="P29" style:family="paragraph" style:parent-style-name="Standard">
      <style:paragraph-properties fo:margin-left="0in" fo:margin-right="0in" fo:text-indent="0in" style:auto-text-indent="false"/>
      <style:text-properties fo:font-size="10pt" officeooo:rsid="0081e352" officeooo:paragraph-rsid="0081e352" style:font-size-asian="10pt" style:font-size-complex="10pt"/>
    </style:style>
    <style:style style:name="P30" style:family="paragraph" style:parent-style-name="Standard">
      <style:paragraph-properties fo:margin-left="0.8in" fo:margin-right="0in" fo:text-indent="0in" style:auto-text-indent="false"/>
      <style:text-properties fo:font-size="10pt" officeooo:rsid="008eb200" officeooo:paragraph-rsid="008eb200" style:font-size-asian="10pt" style:font-size-complex="10pt"/>
    </style:style>
    <style:style style:name="P31" style:family="paragraph" style:parent-style-name="Standard">
      <style:paragraph-properties fo:margin-left="0in" fo:margin-right="0in" fo:text-indent="0in" style:auto-text-indent="false"/>
      <style:text-properties fo:font-size="10pt" officeooo:rsid="008eb200" officeooo:paragraph-rsid="008eb200" style:font-size-asian="10pt" style:font-size-complex="10pt"/>
    </style:style>
    <style:style style:name="P32" style:family="paragraph" style:parent-style-name="Standard">
      <style:paragraph-properties fo:margin-left="0in" fo:margin-right="0in" fo:text-indent="0in" style:auto-text-indent="false"/>
      <style:text-properties fo:font-size="10pt" officeooo:rsid="0087a4e8" officeooo:paragraph-rsid="0087a4e8" style:font-size-asian="10pt" style:font-size-complex="10pt"/>
    </style:style>
    <style:style style:name="P33" style:family="paragraph" style:parent-style-name="Standard">
      <style:paragraph-properties fo:margin-left="0in" fo:margin-right="0in" fo:text-indent="0in" style:auto-text-indent="false"/>
      <style:text-properties fo:font-size="10pt" officeooo:rsid="0087a4e8" officeooo:paragraph-rsid="00a5da29" style:font-size-asian="10pt" style:font-size-complex="10pt"/>
    </style:style>
    <style:style style:name="P34" style:family="paragraph" style:parent-style-name="Standard">
      <style:paragraph-properties fo:margin-left="0in" fo:margin-right="0in" fo:text-indent="0in" style:auto-text-indent="false"/>
      <style:text-properties fo:font-size="10pt" officeooo:rsid="0087a4e8" officeooo:paragraph-rsid="00bb3d89" style:font-size-asian="10pt" style:font-size-complex="10pt"/>
    </style:style>
    <style:style style:name="P35" style:family="paragraph" style:parent-style-name="Standard">
      <style:paragraph-properties fo:margin-left="0in" fo:margin-right="0in" fo:text-indent="0in" style:auto-text-indent="false"/>
      <style:text-properties fo:font-size="10pt" officeooo:rsid="00975fa5" officeooo:paragraph-rsid="00975fa5" style:font-size-asian="10pt" style:font-size-complex="10pt"/>
    </style:style>
    <style:style style:name="P36" style:family="paragraph" style:parent-style-name="Standard">
      <style:paragraph-properties fo:margin-left="0in" fo:margin-right="0in" fo:text-indent="0in" style:auto-text-indent="false"/>
      <style:text-properties fo:font-size="10pt" officeooo:rsid="0097d3f8" officeooo:paragraph-rsid="0097d3f8" style:font-size-asian="10pt" style:font-size-complex="10pt"/>
    </style:style>
    <style:style style:name="P37" style:family="paragraph" style:parent-style-name="Standard">
      <style:paragraph-properties fo:margin-left="0in" fo:margin-right="0in" fo:text-indent="0in" style:auto-text-indent="false"/>
      <style:text-properties fo:font-size="10pt" officeooo:rsid="0097d5e7" officeooo:paragraph-rsid="0097d5e7" style:font-size-asian="10pt" style:font-size-complex="10pt"/>
    </style:style>
    <style:style style:name="P38" style:family="paragraph" style:parent-style-name="Standard">
      <style:paragraph-properties fo:margin-left="0in" fo:margin-right="0in" fo:text-indent="0in" style:auto-text-indent="false"/>
      <style:text-properties fo:font-size="10pt" officeooo:rsid="0097d5e7" officeooo:paragraph-rsid="009bb5c5" style:font-size-asian="10pt" style:font-size-complex="10pt"/>
    </style:style>
    <style:style style:name="P39" style:family="paragraph" style:parent-style-name="Standard">
      <style:paragraph-properties fo:margin-left="0in" fo:margin-right="0in" fo:text-indent="0in" style:auto-text-indent="false"/>
      <style:text-properties fo:font-size="10pt" officeooo:rsid="0097d5e7" officeooo:paragraph-rsid="009dce32" style:font-size-asian="10pt" style:font-size-complex="10pt"/>
    </style:style>
    <style:style style:name="P40" style:family="paragraph" style:parent-style-name="Standard">
      <style:paragraph-properties fo:margin-left="0in" fo:margin-right="0in" fo:text-indent="0in" style:auto-text-indent="false"/>
      <style:text-properties fo:font-size="10pt" officeooo:rsid="0097d5e7" officeooo:paragraph-rsid="009f1e81" style:font-size-asian="10pt" style:font-size-complex="10pt"/>
    </style:style>
    <style:style style:name="P41" style:family="paragraph" style:parent-style-name="Standard">
      <style:paragraph-properties fo:margin-left="0in" fo:margin-right="0in" fo:text-indent="0in" style:auto-text-indent="false"/>
      <style:text-properties fo:font-size="10pt" officeooo:rsid="0097d5e7" officeooo:paragraph-rsid="00a5da29" style:font-size-asian="10pt" style:font-size-complex="10pt"/>
    </style:style>
    <style:style style:name="P42" style:family="paragraph" style:parent-style-name="Standard">
      <style:paragraph-properties fo:margin-left="0in" fo:margin-right="0in" fo:text-indent="0in" style:auto-text-indent="false"/>
      <style:text-properties fo:font-size="10pt" officeooo:rsid="0097d5e7" officeooo:paragraph-rsid="00aa7b9c" style:font-size-asian="10pt" style:font-size-complex="10pt"/>
    </style:style>
    <style:style style:name="P43" style:family="paragraph" style:parent-style-name="Standard">
      <style:paragraph-properties fo:margin-left="0in" fo:margin-right="0in" fo:text-indent="0in" style:auto-text-indent="false"/>
      <style:text-properties fo:font-size="10pt" officeooo:rsid="0097d5e7" officeooo:paragraph-rsid="00ac5441" style:font-size-asian="10pt" style:font-size-complex="10pt"/>
    </style:style>
    <style:style style:name="P44" style:family="paragraph" style:parent-style-name="Standard">
      <style:paragraph-properties fo:margin-left="0in" fo:margin-right="0in" fo:text-indent="0in" style:auto-text-indent="false"/>
      <style:text-properties fo:font-size="10pt" officeooo:rsid="009bf1d6" officeooo:paragraph-rsid="009bf1d6" style:font-size-asian="10pt" style:font-size-complex="10pt"/>
    </style:style>
    <style:style style:name="P45" style:family="paragraph" style:parent-style-name="Standard">
      <style:paragraph-properties fo:margin-left="0in" fo:margin-right="0in" fo:text-indent="0in" style:auto-text-indent="false"/>
      <style:text-properties fo:font-size="10pt" officeooo:rsid="009d11c1" officeooo:paragraph-rsid="009d11c1" style:font-size-asian="10pt" style:font-size-complex="10pt"/>
    </style:style>
    <style:style style:name="P46" style:family="paragraph" style:parent-style-name="Standard">
      <style:paragraph-properties fo:margin-left="0in" fo:margin-right="0in" fo:text-indent="0in" style:auto-text-indent="false"/>
      <style:text-properties fo:font-size="10pt" officeooo:rsid="009dce32" officeooo:paragraph-rsid="009dce32" style:font-size-asian="10pt" style:font-size-complex="10pt"/>
    </style:style>
    <style:style style:name="P47" style:family="paragraph" style:parent-style-name="Standard">
      <style:paragraph-properties fo:margin-left="0in" fo:margin-right="0in" fo:text-indent="0in" style:auto-text-indent="false"/>
      <style:text-properties fo:font-size="10pt" officeooo:rsid="009dce32" officeooo:paragraph-rsid="00a5da29" style:font-size-asian="10pt" style:font-size-complex="10pt"/>
    </style:style>
    <style:style style:name="P48" style:family="paragraph" style:parent-style-name="Standard">
      <style:paragraph-properties fo:margin-left="0in" fo:margin-right="0in" fo:text-indent="0in" style:auto-text-indent="false"/>
      <style:text-properties fo:font-size="10pt" officeooo:rsid="009dce32" officeooo:paragraph-rsid="00aa7b9c" style:font-size-asian="10pt" style:font-size-complex="10pt"/>
    </style:style>
    <style:style style:name="P49" style:family="paragraph" style:parent-style-name="Standard">
      <style:paragraph-properties fo:margin-left="0in" fo:margin-right="0in" fo:text-indent="0in" style:auto-text-indent="false"/>
      <style:text-properties fo:font-size="10pt" officeooo:rsid="009f1e81" officeooo:paragraph-rsid="009f1e81" style:font-size-asian="10pt" style:font-size-complex="10pt"/>
    </style:style>
    <style:style style:name="P50" style:family="paragraph" style:parent-style-name="Standard">
      <style:paragraph-properties fo:margin-left="0in" fo:margin-right="0in" fo:text-indent="0in" style:auto-text-indent="false"/>
      <style:text-properties fo:font-size="10pt" officeooo:rsid="009f1e81" officeooo:paragraph-rsid="00a5da29" style:font-size-asian="10pt" style:font-size-complex="10pt"/>
    </style:style>
    <style:style style:name="P51" style:family="paragraph" style:parent-style-name="Standard">
      <style:paragraph-properties fo:margin-left="0in" fo:margin-right="0in" fo:text-indent="0in" style:auto-text-indent="false"/>
      <style:text-properties fo:font-size="10pt" officeooo:rsid="009f1e81" officeooo:paragraph-rsid="00aa7b9c" style:font-size-asian="10pt" style:font-size-complex="10pt"/>
    </style:style>
    <style:style style:name="P52" style:family="paragraph" style:parent-style-name="Standard">
      <style:paragraph-properties fo:margin-left="0in" fo:margin-right="0in" fo:text-indent="0in" style:auto-text-indent="false"/>
      <style:text-properties fo:font-size="10pt" officeooo:rsid="009f1e81" officeooo:paragraph-rsid="00ac5441" style:font-size-asian="10pt" style:font-size-complex="10pt"/>
    </style:style>
    <style:style style:name="P53" style:family="paragraph" style:parent-style-name="Standard">
      <style:paragraph-properties fo:margin-left="0in" fo:margin-right="0in" fo:text-indent="0in" style:auto-text-indent="false"/>
      <style:text-properties fo:font-size="10pt" officeooo:rsid="00a02305" officeooo:paragraph-rsid="00a02305" style:font-size-asian="10pt" style:font-size-complex="10pt"/>
    </style:style>
    <style:style style:name="P54" style:family="paragraph" style:parent-style-name="Standard">
      <style:paragraph-properties fo:margin-left="0in" fo:margin-right="0in" fo:text-indent="0in" style:auto-text-indent="false"/>
      <style:text-properties fo:font-size="10pt" officeooo:rsid="00a3c750" officeooo:paragraph-rsid="00a5da29" style:font-size-asian="10pt" style:font-size-complex="10pt"/>
    </style:style>
    <style:style style:name="P55" style:family="paragraph" style:parent-style-name="Standard">
      <style:paragraph-properties fo:margin-left="0in" fo:margin-right="0in" fo:text-indent="0in" style:auto-text-indent="false"/>
      <style:text-properties fo:font-size="10pt" officeooo:rsid="007b52db" officeooo:paragraph-rsid="007b52db" style:font-size-asian="10pt" style:font-size-complex="10pt"/>
    </style:style>
    <style:style style:name="P56" style:family="paragraph" style:parent-style-name="Standard">
      <style:paragraph-properties fo:margin-left="0in" fo:margin-right="0in" fo:text-indent="0in" style:auto-text-indent="false"/>
      <style:text-properties fo:font-size="10pt" officeooo:rsid="007b52db" officeooo:paragraph-rsid="00a5da29" style:font-size-asian="10pt" style:font-size-complex="10pt"/>
    </style:style>
    <style:style style:name="P57" style:family="paragraph" style:parent-style-name="Standard">
      <style:paragraph-properties fo:margin-left="0in" fo:margin-right="0in" fo:text-indent="0in" style:auto-text-indent="false"/>
      <style:text-properties fo:font-size="10pt" officeooo:rsid="00a5da29" officeooo:paragraph-rsid="00a5da29" style:font-size-asian="10pt" style:font-size-complex="10pt"/>
    </style:style>
    <style:style style:name="P58" style:family="paragraph" style:parent-style-name="Standard">
      <style:paragraph-properties fo:margin-left="0in" fo:margin-right="0in" fo:text-indent="0in" style:auto-text-indent="false"/>
      <style:text-properties fo:font-size="10pt" officeooo:rsid="00a5da29" officeooo:paragraph-rsid="00aa5a86" style:font-size-asian="10pt" style:font-size-complex="10pt"/>
    </style:style>
    <style:style style:name="P59" style:family="paragraph" style:parent-style-name="Standard">
      <style:paragraph-properties fo:margin-left="0in" fo:margin-right="0in" fo:text-indent="0in" style:auto-text-indent="false" fo:break-before="page"/>
      <style:text-properties fo:font-size="10pt" officeooo:rsid="00a5da29" officeooo:paragraph-rsid="00aa5a86" style:font-size-asian="10pt" style:font-size-complex="10pt"/>
    </style:style>
    <style:style style:name="P60" style:family="paragraph" style:parent-style-name="Standard">
      <style:paragraph-properties fo:margin-left="0in" fo:margin-right="0in" fo:text-indent="0in" style:auto-text-indent="false"/>
      <style:text-properties fo:font-size="10pt" officeooo:rsid="00a0f4f6" officeooo:paragraph-rsid="00a45f98" style:font-size-asian="10pt" style:font-size-complex="10pt"/>
    </style:style>
    <style:style style:name="P61" style:family="paragraph" style:parent-style-name="Standard">
      <style:paragraph-properties fo:margin-left="0in" fo:margin-right="0in" fo:text-indent="0in" style:auto-text-indent="false"/>
      <style:text-properties fo:font-size="10pt" officeooo:rsid="00a0f4f6" officeooo:paragraph-rsid="00a0d824" style:font-size-asian="10pt" style:font-size-complex="10pt"/>
    </style:style>
    <style:style style:name="P62" style:family="paragraph" style:parent-style-name="Standard">
      <style:paragraph-properties fo:margin-left="0in" fo:margin-right="0in" fo:text-indent="0in" style:auto-text-indent="false"/>
      <style:text-properties fo:font-size="10pt" officeooo:rsid="00a0f4f6" officeooo:paragraph-rsid="00a5da29" style:font-size-asian="10pt" style:font-size-complex="10pt"/>
    </style:style>
    <style:style style:name="P63" style:family="paragraph" style:parent-style-name="Standard">
      <style:paragraph-properties fo:margin-left="0in" fo:margin-right="0in" fo:text-indent="0in" style:auto-text-indent="false"/>
      <style:text-properties fo:font-size="10pt" officeooo:rsid="00a0f4f6" officeooo:paragraph-rsid="00aa7b9c" style:font-size-asian="10pt" style:font-size-complex="10pt"/>
    </style:style>
    <style:style style:name="P64" style:family="paragraph" style:parent-style-name="Standard">
      <style:paragraph-properties fo:margin-left="0in" fo:margin-right="0in" fo:text-indent="0in" style:auto-text-indent="false"/>
      <style:text-properties fo:font-size="10pt" officeooo:rsid="00a0f4f6" officeooo:paragraph-rsid="00ac5441" style:font-size-asian="10pt" style:font-size-complex="10pt"/>
    </style:style>
    <style:style style:name="P65" style:family="paragraph" style:parent-style-name="Standard">
      <style:paragraph-properties fo:margin-left="0in" fo:margin-right="0in" fo:text-indent="0in" style:auto-text-indent="false"/>
      <style:text-properties fo:font-size="10pt" officeooo:rsid="00a0f4f6" officeooo:paragraph-rsid="00afdbc9" style:font-size-asian="10pt" style:font-size-complex="10pt"/>
    </style:style>
    <style:style style:name="P66" style:family="paragraph" style:parent-style-name="Standard">
      <style:paragraph-properties fo:margin-left="0in" fo:margin-right="0in" fo:text-indent="0in" style:auto-text-indent="false"/>
      <style:text-properties fo:font-size="10pt" officeooo:rsid="00a0f4f6" officeooo:paragraph-rsid="00ba08c2" style:font-size-asian="10pt" style:font-size-complex="10pt"/>
    </style:style>
    <style:style style:name="P67" style:family="paragraph" style:parent-style-name="Standard">
      <style:paragraph-properties fo:margin-left="0in" fo:margin-right="0in" fo:text-indent="0in" style:auto-text-indent="false"/>
      <style:text-properties fo:font-size="10pt" officeooo:rsid="00865db0" officeooo:paragraph-rsid="00a5da29" style:font-size-asian="10pt" style:font-size-complex="10pt"/>
    </style:style>
    <style:style style:name="P68" style:family="paragraph" style:parent-style-name="Standard">
      <style:paragraph-properties fo:margin-left="0in" fo:margin-right="0in" fo:text-indent="0in" style:auto-text-indent="false"/>
      <style:text-properties fo:font-size="10pt" officeooo:rsid="0090f6b6" officeooo:paragraph-rsid="00a5da29" style:font-size-asian="10pt" style:font-size-complex="10pt"/>
    </style:style>
    <style:style style:name="P69" style:family="paragraph" style:parent-style-name="Standard">
      <style:paragraph-properties fo:margin-left="0in" fo:margin-right="0in" fo:text-indent="0in" style:auto-text-indent="false"/>
      <style:text-properties fo:font-size="10pt" officeooo:rsid="00936e9b" officeooo:paragraph-rsid="00a5da29" style:font-size-asian="10pt" style:font-size-complex="10pt"/>
    </style:style>
    <style:style style:name="P70" style:family="paragraph" style:parent-style-name="Standard">
      <style:paragraph-properties fo:margin-left="0in" fo:margin-right="0in" fo:text-indent="0in" style:auto-text-indent="false"/>
      <style:text-properties fo:font-size="10pt" officeooo:rsid="00a0d824" officeooo:paragraph-rsid="00a5da29" style:font-size-asian="10pt" style:font-size-complex="10pt"/>
    </style:style>
    <style:style style:name="P71" style:family="paragraph" style:parent-style-name="Standard">
      <style:paragraph-properties fo:margin-left="0in" fo:margin-right="0in" fo:text-indent="0in" style:auto-text-indent="false" fo:break-before="page"/>
      <style:text-properties fo:font-size="10pt" officeooo:rsid="00a0d824" officeooo:paragraph-rsid="00a5da29" style:font-size-asian="10pt" style:font-size-complex="10pt"/>
    </style:style>
    <style:style style:name="P72" style:family="paragraph" style:parent-style-name="Standard">
      <style:paragraph-properties fo:margin-left="0in" fo:margin-right="0in" fo:text-indent="0in" style:auto-text-indent="false" fo:break-before="column"/>
      <style:text-properties fo:font-size="10pt" officeooo:rsid="00a0d824" officeooo:paragraph-rsid="00a5da29" style:font-size-asian="10pt" style:font-size-complex="10pt"/>
    </style:style>
    <style:style style:name="P73" style:family="paragraph" style:parent-style-name="Standard">
      <style:paragraph-properties fo:margin-left="0in" fo:margin-right="0in" fo:text-indent="0in" style:auto-text-indent="false"/>
      <style:text-properties fo:font-size="10pt" officeooo:rsid="00a0d824" officeooo:paragraph-rsid="00a67ea4" style:font-size-asian="10pt" style:font-size-complex="10pt"/>
    </style:style>
    <style:style style:name="P74" style:family="paragraph" style:parent-style-name="Standard">
      <style:paragraph-properties fo:margin-left="0in" fo:margin-right="0in" fo:text-indent="0in" style:auto-text-indent="false"/>
      <style:text-properties fo:font-size="10pt" officeooo:rsid="00a0d824" officeooo:paragraph-rsid="00a8d9d2" style:font-size-asian="10pt" style:font-size-complex="10pt"/>
    </style:style>
    <style:style style:name="P75" style:family="paragraph" style:parent-style-name="Standard">
      <style:paragraph-properties fo:margin-left="0in" fo:margin-right="0in" fo:text-indent="0in" style:auto-text-indent="false"/>
      <style:text-properties fo:font-size="10pt" officeooo:rsid="00a0d824" officeooo:paragraph-rsid="00aa7b9c" style:font-size-asian="10pt" style:font-size-complex="10pt"/>
    </style:style>
    <style:style style:name="P76" style:family="paragraph" style:parent-style-name="Standard">
      <style:paragraph-properties fo:margin-left="0in" fo:margin-right="0in" fo:text-indent="0in" style:auto-text-indent="false"/>
      <style:text-properties fo:font-size="10pt" officeooo:rsid="00a0d824" officeooo:paragraph-rsid="00ac5441" style:font-size-asian="10pt" style:font-size-complex="10pt"/>
    </style:style>
    <style:style style:name="P77" style:family="paragraph" style:parent-style-name="Standard">
      <style:paragraph-properties fo:margin-left="0in" fo:margin-right="0in" fo:text-indent="0in" style:auto-text-indent="false"/>
      <style:text-properties fo:font-size="10pt" officeooo:rsid="00a0d824" officeooo:paragraph-rsid="00b20958" style:font-size-asian="10pt" style:font-size-complex="10pt"/>
    </style:style>
    <style:style style:name="P78" style:family="paragraph" style:parent-style-name="Standard">
      <style:paragraph-properties fo:margin-left="0in" fo:margin-right="0in" fo:text-indent="0in" style:auto-text-indent="false"/>
      <style:text-properties fo:font-size="10pt" officeooo:rsid="00a67ea4" officeooo:paragraph-rsid="00a67ea4" style:font-size-asian="10pt" style:font-size-complex="10pt"/>
    </style:style>
    <style:style style:name="P79" style:family="paragraph" style:parent-style-name="Standard">
      <style:paragraph-properties fo:margin-left="0in" fo:margin-right="0in" fo:text-indent="0in" style:auto-text-indent="false"/>
      <style:text-properties fo:font-size="10pt" officeooo:rsid="00a67ea4" officeooo:paragraph-rsid="00a5da29" style:font-size-asian="10pt" style:font-size-complex="10pt"/>
    </style:style>
    <style:style style:name="P80" style:family="paragraph" style:parent-style-name="Standard">
      <style:paragraph-properties fo:margin-left="0in" fo:margin-right="0in" fo:text-indent="0in" style:auto-text-indent="false"/>
      <style:text-properties fo:font-size="10pt" officeooo:rsid="00aa7b9c" officeooo:paragraph-rsid="00aa7b9c" style:font-size-asian="10pt" style:font-size-complex="10pt"/>
    </style:style>
    <style:style style:name="P81" style:family="paragraph" style:parent-style-name="Standard">
      <style:paragraph-properties fo:margin-left="0in" fo:margin-right="0in" fo:text-indent="0in" style:auto-text-indent="false"/>
      <style:text-properties fo:font-size="10pt" officeooo:rsid="00ad35bb" officeooo:paragraph-rsid="00ad35bb" style:font-size-asian="10pt" style:font-size-complex="10pt"/>
    </style:style>
    <style:style style:name="P82" style:family="paragraph" style:parent-style-name="Standard">
      <style:paragraph-properties fo:margin-left="0in" fo:margin-right="0in" fo:text-indent="0in" style:auto-text-indent="false"/>
      <style:text-properties fo:font-size="10pt" officeooo:rsid="00b3a539" officeooo:paragraph-rsid="00b3a539" style:font-size-asian="10pt" style:font-size-complex="10pt"/>
    </style:style>
    <style:style style:name="P83" style:family="paragraph" style:parent-style-name="Standard">
      <style:paragraph-properties fo:margin-left="0in" fo:margin-right="0in" fo:text-indent="0in" style:auto-text-indent="false"/>
      <style:text-properties fo:font-size="10pt" officeooo:rsid="00ba08c2" officeooo:paragraph-rsid="00ba08c2" style:font-size-asian="10pt" style:font-size-complex="10pt"/>
    </style:style>
    <style:style style:name="P84" style:family="paragraph" style:parent-style-name="Standard">
      <style:paragraph-properties fo:margin-left="0in" fo:margin-right="0in" fo:text-indent="0in" style:auto-text-indent="false"/>
      <style:text-properties fo:font-size="10pt" officeooo:rsid="00bb3d89" officeooo:paragraph-rsid="00bb3d89" style:font-size-asian="10pt" style:font-size-complex="10pt"/>
    </style:style>
    <style:style style:name="P85" style:family="paragraph" style:parent-style-name="Standard">
      <style:paragraph-properties fo:margin-left="0in" fo:margin-right="0in" fo:text-indent="0in" style:auto-text-indent="false"/>
      <style:text-properties fo:text-transform="lowercase" fo:font-size="10pt" officeooo:rsid="009dce32" officeooo:paragraph-rsid="009dce32" style:font-size-asian="10pt" style:font-size-complex="10pt"/>
    </style:style>
    <style:style style:name="P86" style:family="paragraph" style:parent-style-name="Standard">
      <style:paragraph-properties fo:margin-left="0in" fo:margin-right="0in" fo:text-indent="0in" style:auto-text-indent="false"/>
      <style:text-properties fo:text-transform="lowercase" fo:font-size="10pt" officeooo:rsid="009dce32" officeooo:paragraph-rsid="00a5da29" style:font-size-asian="10pt" style:font-size-complex="10pt"/>
    </style:style>
    <style:style style:name="P87" style:family="paragraph" style:parent-style-name="Standard">
      <style:paragraph-properties fo:margin-left="0in" fo:margin-right="0in" fo:text-indent="0in" style:auto-text-indent="false"/>
      <style:text-properties fo:text-transform="lowercase" fo:font-size="10pt" officeooo:rsid="009dce32" officeooo:paragraph-rsid="00aa7b9c" style:font-size-asian="10pt" style:font-size-complex="10pt"/>
    </style:style>
    <style:style style:name="P88" style:family="paragraph" style:parent-style-name="Standard">
      <style:paragraph-properties fo:margin-left="0in" fo:margin-right="0in" fo:text-indent="0in" style:auto-text-indent="false"/>
      <style:text-properties fo:font-size="10pt" officeooo:rsid="00a0f4f6" officeooo:paragraph-rsid="00afdbc9" style:font-size-asian="10pt" style:font-size-complex="10pt"/>
    </style:style>
    <style:style style:name="T1" style:family="text">
      <style:text-properties officeooo:rsid="000de334"/>
    </style:style>
    <style:style style:name="T2" style:family="text">
      <style:text-properties officeooo:rsid="00723cb9"/>
    </style:style>
    <style:style style:name="T3" style:family="text">
      <style:text-properties officeooo:rsid="0074280d"/>
    </style:style>
    <style:style style:name="T4" style:family="text">
      <style:text-properties officeooo:rsid="00751754"/>
    </style:style>
    <style:style style:name="T5" style:family="text">
      <style:text-properties officeooo:rsid="007837dc"/>
    </style:style>
    <style:style style:name="T6" style:family="text">
      <style:text-properties officeooo:rsid="007987d5"/>
    </style:style>
    <style:style style:name="T7" style:family="text">
      <style:text-properties officeooo:rsid="007b52db"/>
    </style:style>
    <style:style style:name="T8" style:family="text">
      <style:text-properties officeooo:rsid="00812300"/>
    </style:style>
    <style:style style:name="T9" style:family="text">
      <style:text-properties officeooo:rsid="0081e352"/>
    </style:style>
    <style:style style:name="T10" style:family="text">
      <style:text-properties officeooo:rsid="0082cc4c"/>
    </style:style>
    <style:style style:name="T11" style:family="text">
      <style:text-properties officeooo:rsid="00865db0"/>
    </style:style>
    <style:style style:name="T12" style:family="text">
      <style:text-properties officeooo:rsid="008c92fd"/>
    </style:style>
    <style:style style:name="T13" style:family="text">
      <style:text-properties officeooo:rsid="008e01f9"/>
    </style:style>
    <style:style style:name="T14" style:family="text">
      <style:text-properties officeooo:rsid="008eb200"/>
    </style:style>
    <style:style style:name="T15" style:family="text">
      <style:text-properties officeooo:rsid="008ff751"/>
    </style:style>
    <style:style style:name="T16" style:family="text">
      <style:text-properties officeooo:rsid="00936e9b"/>
    </style:style>
    <style:style style:name="T17" style:family="text">
      <style:text-properties officeooo:rsid="00955c5a"/>
    </style:style>
    <style:style style:name="T18" style:family="text">
      <style:text-properties officeooo:rsid="009dce32"/>
    </style:style>
    <style:style style:name="T19" style:family="text">
      <style:text-properties officeooo:rsid="009f1e81"/>
    </style:style>
    <style:style style:name="T20" style:family="text">
      <style:text-properties officeooo:rsid="00a0d824"/>
    </style:style>
    <style:style style:name="T21" style:family="text">
      <style:text-properties officeooo:rsid="0097d5e7"/>
    </style:style>
    <style:style style:name="T22" style:family="text">
      <style:text-properties officeooo:rsid="00a0f4f6"/>
    </style:style>
    <style:style style:name="T23" style:family="text">
      <style:text-properties officeooo:rsid="00a206f4"/>
    </style:style>
    <style:style style:name="T24" style:family="text">
      <style:text-properties officeooo:rsid="00a3c750"/>
    </style:style>
    <style:style style:name="T25" style:family="text">
      <style:text-properties officeooo:rsid="00a45f98"/>
    </style:style>
    <style:style style:name="T26" style:family="text">
      <style:text-properties officeooo:rsid="00a67ea4"/>
    </style:style>
    <style:style style:name="T27" style:family="text">
      <style:text-properties officeooo:rsid="00a8d9d2"/>
    </style:style>
    <style:style style:name="T28" style:family="text">
      <style:text-properties officeooo:rsid="00a973f4"/>
    </style:style>
    <style:style style:name="T29" style:family="text">
      <style:text-properties officeooo:rsid="00aa5a86"/>
    </style:style>
    <style:style style:name="T30" style:family="text">
      <style:text-properties officeooo:rsid="00aa7b9c"/>
    </style:style>
    <style:style style:name="T31" style:family="text">
      <style:text-properties officeooo:rsid="00ac5441"/>
    </style:style>
    <style:style style:name="T32" style:family="text">
      <style:text-properties officeooo:rsid="00ad35bb"/>
    </style:style>
    <style:style style:name="T33" style:family="text">
      <style:text-properties officeooo:rsid="00b43f3c"/>
    </style:style>
    <style:style style:name="T34" style:family="text">
      <style:text-properties officeooo:rsid="00b518f6"/>
    </style:style>
    <style:style style:name="T35" style:family="text">
      <style:text-properties officeooo:rsid="00ba08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rent Drives:</text:p>
      <text:p text:style-name="P1">Google:</text:p>
      <text:p text:style-name="P16"><text:tab/><text:span text:style-name="T14">CloudGv00</text:span> <text:span text:style-name="T10">(</text:span><text:span text:style-name="T14">Myb</text:span><text:span text:style-name="T10">6tb</text:span><text:span text:style-name="T14">c</text:span><text:span text:style-name="T10">)</text:span></text:p>
      <text:p text:style-name="P4"><text:tab/><text:tab/><text:tab/><text:span text:style-name="T9">Family</text:span></text:p>
      <text:p text:style-name="P10"><text:tab/><text:tab/><text:tab/>Kids</text:p>
      <text:p text:style-name="P10"><text:tab/><text:tab/><text:tab/>MamaBetty</text:p>
      <text:p text:style-name="P10"><text:tab/><text:tab/><text:tab/><text:span text:style-name="T11">Sue</text:span></text:p>
      <text:p text:style-name="P31">MEYE <text:span text:style-name="T10">(</text:span>Myb<text:span text:style-name="T10">6tb</text:span>c<text:span text:style-name="T10">)</text:span></text:p>
      <text:p text:style-name="P31">notMEGA <text:span text:style-name="T10">(</text:span>Myb<text:span text:style-name="T10">6tb</text:span>c<text:span text:style-name="T10">)</text:span></text:p>
      <text:p text:style-name="P27">MEGA</text:p>
      <text:p text:style-name="P9"><text:tab/>Videos <text:span text:style-name="T13">(Myb12tb)</text:span></text:p>
      <text:p text:style-name="P9"><text:tab/><text:tab/>DepthQ_Demo-B_1280x1440_VC-1</text:p>
      <text:p text:style-name="P9"><text:tab/><text:tab/><text:span text:style-name="T8">Kathy</text:span></text:p>
      <text:p text:style-name="P2">KathyDVD</text:p>
      <text:p text:style-name="P2">KathyVHS</text:p>
      <text:p text:style-name="P15"><text:tab/><text:tab/>Video1948to<text:span text:style-name="T8">19</text:span>69</text:p>
      <text:p text:style-name="P15"><text:tab/><text:tab/><text:span text:style-name="T8">Video1985to1999</text:span></text:p>
      <text:p text:style-name="P2">Video1985</text:p>
      <text:p text:style-name="P2">Video1988</text:p>
      <text:p text:style-name="P2">Video1989</text:p>
      <text:p text:style-name="P2">Video1990</text:p>
      <text:p text:style-name="P2">Video1991</text:p>
      <text:p text:style-name="P2">Video1992</text:p>
      <text:p text:style-name="P2">Video1993</text:p>
      <text:p text:style-name="P2">Video1994</text:p>
      <text:p text:style-name="P2">Video1995</text:p>
      <text:p text:style-name="P2">Video1996</text:p>
      <text:p text:style-name="P2">Video1997</text:p>
      <text:p text:style-name="P2">Video1998</text:p>
      <text:p text:style-name="P2">Video1999</text:p>
      <text:p text:style-name="P15"><text:tab/><text:tab/><text:span text:style-name="T8">Video2000to2009</text:span></text:p>
      <text:p text:style-name="P2">Video2000</text:p>
      <text:p text:style-name="P2">Video2001</text:p>
      <text:p text:style-name="P2">Video2002</text:p>
      <text:p text:style-name="P2">Video2003</text:p>
      <text:p text:style-name="P2">Video2004</text:p>
      <text:p text:style-name="P2">Video2005</text:p>
      <text:p text:style-name="P2">Video2006</text:p>
      <text:p text:style-name="P2">Video2007</text:p>
      <text:p text:style-name="P2">Video2008</text:p>
      <text:p text:style-name="P2">Video2009</text:p>
      <text:p text:style-name="P15"><text:tab/><text:tab/>Videos<text:span text:style-name="T8">2010to2013</text:span></text:p>
      <text:p text:style-name="P2">Video2010</text:p>
      <text:p text:style-name="P2">Video2011</text:p>
      <text:p text:style-name="P2">Video2012</text:p>
      <text:p text:style-name="P2">Video2013</text:p>
      <text:p text:style-name="P15"><text:tab/><text:tab/>Videos<text:tab/><text:span text:style-name="T8">2014to2016</text:span></text:p>
      <text:p text:style-name="P3">Video201<text:span text:style-name="T3">4</text:span></text:p>
      <text:p text:style-name="P3">Video201<text:span text:style-name="T3">5</text:span></text:p>
      <text:p text:style-name="P3">Video201<text:span text:style-name="T3">6</text:span></text:p>
      <text:p text:style-name="P24"/>
      <text:p text:style-name="P26"><text:tab/><text:tab/>Video<text:span text:style-name="T8">2017to2019</text:span></text:p>
      <text:p text:style-name="P5">Video201<text:span text:style-name="T4">7</text:span></text:p>
      <text:p text:style-name="P5">Video201<text:span text:style-name="T4">8</text:span></text:p>
      <text:p text:style-name="P5">Video201<text:span text:style-name="T4">9</text:span></text:p>
      <text:p text:style-name="P15"><text:tab/><text:tab/>Video<text:span text:style-name="T8">2020to</text:span><text:span text:style-name="T13">2021</text:span></text:p>
      <text:p text:style-name="P11">Video20<text:span text:style-name="T4">2</text:span>0</text:p>
      <text:p text:style-name="P11">Video20<text:span text:style-name="T4">2</text:span>1</text:p>
      <text:p text:style-name="P17"><text:tab/><text:tab/>Video<text:span text:style-name="T8">202</text:span><text:span text:style-name="T13">2</text:span><text:span text:style-name="T8">toPresen</text:span><text:span text:style-name="T13">t</text:span></text:p>
      <text:p text:style-name="P18">Video20<text:span text:style-name="T4">2</text:span><text:span text:style-name="T13">2</text:span></text:p>
      <text:p text:style-name="P18">Video20<text:span text:style-name="T4">2</text:span><text:span text:style-name="T13">3</text:span></text:p>
      <text:p text:style-name="P22"><text:tab/>Pictures<text:span text:style-name="T14"> </text:span><text:span text:style-name="T10">(</text:span><text:span text:style-name="T14">Myb</text:span><text:span text:style-name="T10">6tb</text:span><text:span text:style-name="T14">c</text:span><text:span text:style-name="T10">)</text:span></text:p>
      <text:p text:style-name="P20"><text:tab/><text:tab/><text:span text:style-name="T9">AllPictures</text:span></text:p>
      <text:p text:style-name="P29"><text:tab/><text:tab/>Artin</text:p>
      <text:p text:style-name="P29"><text:tab/><text:tab/>Bianka</text:p>
      <text:p text:style-name="P29"><text:tab/><text:tab/>Mae</text:p>
      <text:p text:style-name="P29"><text:tab/><text:tab/>OldPercyPictures</text:p>
      <text:p text:style-name="P20"><text:tab/><text:tab/><text:span text:style-name="T5">Pic</text:span><text:span text:style-name="T9">19</text:span><text:span text:style-name="T5">xxto1999</text:span></text:p>
      <text:p text:style-name="P20"><text:tab/><text:tab/><text:span text:style-name="T5">Pic2000to2009</text:span></text:p>
      <text:p text:style-name="P20"><text:tab/><text:tab/><text:span text:style-name="T5">Pic2010to2013</text:span></text:p>
      <text:p text:style-name="P20"><text:tab/><text:tab/><text:span text:style-name="T5">Pic2014to2016</text:span></text:p>
      <text:p text:style-name="P20"><text:tab/><text:tab/><text:span text:style-name="T5">Pic2017to2019</text:span></text:p>
      <text:p text:style-name="P20"><text:tab/><text:tab/><text:span text:style-name="T5">Pic2020topresent</text:span></text:p>
      <text:p text:style-name="P20"/>
      <text:p text:style-name="P22"><text:tab/><text:span text:style-name="T9">Share</text:span><text:span text:style-name="T14"> </text:span><text:span text:style-name="T10">(</text:span><text:span text:style-name="T14">Myb</text:span><text:span text:style-name="T10">6tb</text:span><text:span text:style-name="T14">c</text:span><text:span text:style-name="T10">)</text:span></text:p>
      <text:p text:style-name="P14"><text:tab/><text:tab/><text:span text:style-name="T9">Family</text:span></text:p>
      <text:p text:style-name="P12"><text:tab/><text:tab/>Kids</text:p>
      <text:p text:style-name="P12"><text:tab/><text:tab/>MamaBetty</text:p>
      <text:p text:style-name="P12"><text:tab/><text:tab/><text:span text:style-name="T14">Sue</text:span></text:p>
      <text:p text:style-name="P12"/>
      <text:p text:style-name="P28"><text:span text:style-name="T2"><text:tab/></text:span><text:span text:style-name="T9">Docs </text:span><text:span text:style-name="T10">(</text:span><text:span text:style-name="T14">Myb</text:span><text:span text:style-name="T10">6tb</text:span><text:span text:style-name="T14">c</text:span><text:span text:style-name="T10">)</text:span></text:p>
      <text:p text:style-name="P20"><text:tab/><text:tab/><text:span text:style-name="T5">MyMusic</text:span></text:p>
      <text:p text:style-name="P20"><text:tab/><text:tab/><text:span text:style-name="T5">SierraClub</text:span></text:p>
      <text:p text:style-name="P20"><text:tab/><text:tab/><text:span text:style-name="T5">Videodoc</text:span></text:p>
      <text:p text:style-name="P20"><text:tab/><text:tab/><text:span text:style-name="T2">MyDocumentsMerge</text:span></text:p>
      <text:p text:style-name="P12"><text:tab/><text:tab/>GTKrs</text:p>
      <text:p text:style-name="P12"><text:tab/><text:tab/><text:span text:style-name="T14">Iced</text:span></text:p>
      <text:p text:style-name="P12"><text:tab/><text:tab/>Church</text:p>
      <text:p text:style-name="P12"><text:soft-page-break/><text:tab/><text:tab/>DadsFiles</text:p>
      <text:p text:style-name="P12"><text:tab/><text:tab/><text:span text:style-name="T14">Johnphone</text:span></text:p>
      <text:p text:style-name="P12"><text:tab/><text:tab/><text:span text:style-name="T14">rfoBasic</text:span></text:p>
      <text:p text:style-name="P20"/>
      <text:p text:style-name="P21"><text:tab/><text:span text:style-name="T9">Backup</text:span><text:span text:style-name="T10">(</text:span><text:span text:style-name="T14">easystore-</text:span><text:span text:style-name="T12">8</text:span><text:span text:style-name="T10">tb</text:span><text:span text:style-name="T12">a</text:span><text:span text:style-name="T10">)</text:span></text:p>
      <text:p text:style-name="P20"><text:tab/><text:tab/><text:span text:style-name="T5">JohnComputer</text:span></text:p>
      <text:p text:style-name="P13">JohnComputer20190904</text:p>
      <text:p text:style-name="P13">JohnComputer20200508</text:p>
      <text:p text:style-name="P13">JohnComputer20200715</text:p>
      <text:p text:style-name="P13">JohnComputer20200901</text:p>
      <text:p text:style-name="P13">JohnComputer20201107</text:p>
      <text:p text:style-name="P13"/>
      <text:p text:style-name="P13"/>
      <text:p text:style-name="P13"/>
      <text:p text:style-name="P20"><text:tab/><text:tab/><text:span text:style-name="T5">ElyComputer</text:span></text:p>
      <text:p text:style-name="P13">Ely20100131Merge</text:p>
      <text:p text:style-name="P13">ElyCompBkup20190101</text:p>
      <text:p text:style-name="P13">ElyComputer20181006</text:p>
      <text:p text:style-name="P13">ElyComputer20200508</text:p>
      <text:p text:style-name="P13">ElyComputer20200712</text:p>
      <text:p text:style-name="P13">ElyComputer20200901</text:p>
      <text:p text:style-name="P13">ElyComputer20201107</text:p>
      <text:p text:style-name="P30">ElyFiles20190531</text:p>
      <text:p text:style-name="P13">ElyPhone20160604Merge</text:p>
      <text:p text:style-name="P12"><text:tab/><text:tab/>OpticalDiskBackups</text:p>
      <text:p text:style-name="P12"><text:tab/><text:tab/><text:span text:style-name="T9">General</text:span></text:p>
      <text:p text:style-name="P13">Backup20210327</text:p>
      <text:p text:style-name="P13">Backup20210625</text:p>
      <text:p text:style-name="P25">Backup20210811</text:p>
      <text:p text:style-name="P25">...</text:p>
      <text:p text:style-name="P8"><text:tab/><text:tab/><text:span text:style-name="T14">Phone</text:span></text:p>
      <text:p text:style-name="P8"><text:tab/><text:tab/><text:span text:style-name="T14">Phone20220707</text:span></text:p>
      <text:p text:style-name="P8"><text:tab/><text:tab/><text:span text:style-name="T14">ClonezillaBackups</text:span></text:p>
      <text:p text:style-name="P7">QUARTERLY BACKUP </text:p>
      <text:p text:style-name="P23">run Dir /s &gt; filelistyyyymmdd.txt</text:p>
      <text:p text:style-name="P6">backup computers <text:span text:style-name="T6">using freefilesync (FFS)</text:span></text:p>
      <text:p text:style-name="P6"><text:tab/><text:tab/>compare file size</text:p>
      <text:p text:style-name="P6"><text:tab/><text:tab/>export filelist.csv before update</text:p>
      <text:p text:style-name="P6"><text:tab/><text:tab/>update</text:p>
      <text:p text:style-name="P6"><text:tab/><text:tab/>Ely onto 3tb drive </text:p>
      <text:p text:style-name="P6"><text:tab/><text:tab/>John onto <text:span text:style-name="T15">6</text:span>tb<text:span text:style-name="T15">a drive</text:span></text:p>
      <text:p text:style-name="P6">copy Ely files since last bluray backup to Acer with <text:span text:style-name="T6">FFS</text:span></text:p>
      <text:p text:style-name="P6">copy John files since last bluray backup to Acer with FFS.</text:p>
      <text:p text:style-name="P6">duplicate delete John files.</text:p>
      <text:p text:style-name="P6">duplicate delete Ely with John</text:p>
      <text:p text:style-name="P6">backup to bluray</text:p>
      <text:p text:style-name="P55">copy backup to cloud</text:p>
      <text:p text:style-name="P57"/>
      <text:p text:style-name="P57">UPDATE BACKUP DATABASE:</text:p>
      <text:p text:style-name="P57"/>
      <text:p text:style-name="P57">OPTION A <text:s/>USING CDTREE:</text:p>
      <text:p text:style-name="P70">take Cdtree <text:span text:style-name="T26">EXPORTED </text:span>XML file</text:p>
      <text:p text:style-name="P73">STEP <text:span text:style-name="T26">1</text:span></text:p>
      <text:p text:style-name="P73">convert the Cdtree xml file to UTF-8</text:p>
      <text:p text:style-name="P73">Execute: </text:p>
      <text:p text:style-name="P73"/>
      <text:p text:style-name="P73"><text:s text:c="4"/>iconv -f utf-16le -t UTF-8 CdTree20231011all.xml -o convt20231011all.xml</text:p>
      <text:p text:style-name="P73"/>
      <text:p text:style-name="P78">STEP 2</text:p>
      <text:p text:style-name="P73">using <text:s/><text:span text:style-name="T26">RUST-ICED PROGRAM </text:span>cdtxml2csvbar,</text:p>
      <text:p text:style-name="P73">create input file to create database.</text:p>
      <text:p text:style-name="P70"/>
      <text:p text:style-name="P73">use the above file convt20231011all.xml for xml input will create output file of</text:p>
      <text:p text:style-name="P73"/>
      <text:p text:style-name="P73">convt20231011all.xml__tmpcvs</text:p>
      <text:p text:style-name="P73"/>
      <text:p text:style-name="P73">with error message file of </text:p>
      <text:p text:style-name="P73"/>
      <text:p text:style-name="P73">convt20231011all.xml__tmperr</text:p>
      <text:p text:style-name="P73"/>
      <text:p text:style-name="P70">STEP <text:span text:style-name="T26">3</text:span></text:p>
      <text:p text:style-name="P70">create the database </text:p>
      <text:p text:style-name="P70">Execute:</text:p>
      <text:p text:style-name="P70"/>
      <text:p text:style-name="P41"><text:s text:c="6"/>sqlite3 <text:span text:style-name="T20">bk</text:span>init.db3 &lt; import<text:span text:style-name="T20">convt20231011all.</text:span>sql 2&gt; <text:span text:style-name="T20">bk</text:span>initout.txt</text:p>
      <text:p text:style-name="P41"/>
      <text:p text:style-name="P71">where <text:s/><text:span text:style-name="T21">import</text:span>convt20231011all.<text:span text:style-name="T21">sql </text:span>is</text:p>
      <text:p text:style-name="P70"/>
      <text:p text:style-name="P70">CREATE TABLE blubackup (</text:p>
      <text:p text:style-name="P70"><text:s text:c="12"/>refname <text:s text:c="2"/>TEXT NOT NULL,</text:p>
      <text:p text:style-name="P70"><text:s text:c="12"/>filename <text:s/>TEXT NOT NULL,</text:p>
      <text:p text:style-name="P70"><text:s text:c="12"/>dirname <text:s/>TEXT NOT NULL,</text:p>
      <text:p text:style-name="P70"><text:s text:c="12"/>filesize INTEGER NOT NULL,</text:p>
      <text:p text:style-name="P70"><text:s text:c="12"/>filedate TEXT NOT NULL,</text:p>
      <text:p text:style-name="P70"><text:s text:c="12"/>md5sum TEXT,</text:p>
      <text:p text:style-name="P70"><text:s text:c="12"/>locations TEXT ,</text:p>
      <text:p text:style-name="P70"><text:s text:c="12"/>notes TEXT ,</text:p>
      <text:p text:style-name="P70"><text:s text:c="12"/>PRIMARY KEY (refname, filename, dirname, filesize));</text:p>
      <text:p text:style-name="P70">.separator |</text:p>
      <text:p text:style-name="P70">.import convt20231011all.xml__tmpcvs blubackup</text:p>
      <text:p text:style-name="P70"/>
      <text:p text:style-name="P62">use <text:span text:style-name="T27">THESE</text:span> set of steps to add an new backup.</text:p>
      <text:p text:style-name="P79">STEP 5</text:p>
      <text:p text:style-name="P62">since the Cdtree catagories are set by year, just export the current year.</text:p>
      <text:p text:style-name="P62"/>
      <text:p text:style-name="P62"><text:tab/>CdTree20231209bk2023.xml</text:p>
      <text:p text:style-name="P62"/>
      <text:p text:style-name="P78">STEP 6</text:p>
      <text:p text:style-name="P70">convert the Cdtree xml file to UTF-8</text:p>
      <text:p text:style-name="P70">Execute: </text:p>
      <text:p text:style-name="P70"/>
      <text:p text:style-name="P70"><text:tab/>iconv -f utf-16le -t UTF-8 CdTree2023<text:span text:style-name="T22">1209bk2023</text:span>.xml -o convt<text:span text:style-name="T22">just</text:span>2023.xml</text:p>
      <text:p text:style-name="P70"/>
      <text:p text:style-name="P70">STEP <text:span text:style-name="T26">7</text:span></text:p>
      <text:p text:style-name="P74">using <text:s/><text:span text:style-name="T26">RUST-ICED PROGRAM </text:span>cdtxml2csvbar,</text:p>
      <text:p text:style-name="P74">create input file to create <text:span text:style-name="T27">TEMPORARY </text:span>database.</text:p>
      <text:p text:style-name="P74"/>
      <text:p text:style-name="P70">use the above file convt<text:span text:style-name="T22">just</text:span>2023.xml for xml input will create output file of</text:p>
      <text:p text:style-name="P70"/>
      <text:p text:style-name="P70"><text:tab/>convt<text:span text:style-name="T22">just</text:span>2023.xml__tmpcvs</text:p>
      <text:p text:style-name="P70"/>
      <text:p text:style-name="P70">with error message file of </text:p>
      <text:p text:style-name="P70"/>
      <text:p text:style-name="P70"><text:tab/>convt<text:span text:style-name="T22">just</text:span>2023.xml__tmperr</text:p>
      <text:p text:style-name="P70"/>
      <text:p text:style-name="P70"><text:span text:style-name="T22">STEP </text:span><text:span text:style-name="T28">8</text:span></text:p>
      <text:p text:style-name="P70"><text:span text:style-name="T22">edit </text:span>convt<text:span text:style-name="T22">just</text:span>2023.xml__tmpcvs <text:span text:style-name="T22">and remove all other backups except current.</text:span></text:p>
      <text:p text:style-name="P70"><text:tab/><text:span text:style-name="T22">i.e. only keep those with refname of bk20231209-</text:span></text:p>
      <text:p text:style-name="P70"/>
      <text:p text:style-name="P70"/>
      <text:p text:style-name="P72">STEP <text:span text:style-name="T28">9</text:span></text:p>
      <text:p text:style-name="P70">create the <text:span text:style-name="T22">temporary </text:span>database </text:p>
      <text:p text:style-name="P70">Execute:</text:p>
      <text:p text:style-name="P70"/>
      <text:p text:style-name="P41"><text:tab/>sqlite3 <text:span text:style-name="T20">bk</text:span><text:span text:style-name="T22">1209</text:span>.db3 &lt; import<text:span text:style-name="T20">convt</text:span><text:span text:style-name="T22">just</text:span><text:span text:style-name="T20">2023.</text:span>sql 2&gt; <text:span text:style-name="T20">bk</text:span><text:span text:style-name="T22">1209</text:span>out.txt</text:p>
      <text:p text:style-name="P41"/>
      <text:p text:style-name="P70"><text:tab/><text:tab/>where <text:s/><text:span text:style-name="T21">import</text:span>convt<text:span text:style-name="T22">just</text:span>2023.<text:span text:style-name="T21">sql </text:span>is</text:p>
      <text:p text:style-name="P70"/>
      <text:p text:style-name="P70"><text:tab/><text:tab/><text:tab/>CREATE TABLE blubackup (</text:p>
      <text:p text:style-name="P70"><text:tab/><text:tab/><text:tab/><text:tab/>refname <text:s text:c="2"/>TEXT NOT NULL,</text:p>
      <text:p text:style-name="P70"><text:tab/><text:tab/><text:tab/><text:tab/>filename <text:s/>TEXT NOT NULL,</text:p>
      <text:p text:style-name="P70"><text:tab/><text:tab/><text:tab/><text:tab/>dirname <text:s/>TEXT NOT NULL,</text:p>
      <text:p text:style-name="P70"><text:tab/><text:tab/><text:tab/><text:tab/>filesize INTEGER NOT NULL,</text:p>
      <text:p text:style-name="P70"><text:tab/><text:tab/><text:tab/><text:tab/>filedate TEXT NOT NULL,</text:p>
      <text:p text:style-name="P70"><text:tab/><text:tab/><text:tab/><text:tab/>md5sum TEXT,</text:p>
      <text:p text:style-name="P70"><text:tab/><text:tab/><text:tab/><text:tab/>locations TEXT ,</text:p>
      <text:p text:style-name="P70"><text:tab/><text:tab/><text:tab/><text:tab/>notes TEXT ,</text:p>
      <text:p text:style-name="P70"><text:tab/><text:tab/><text:tab/><text:tab/>PRIMARY KEY (refname, filename, dirname, filesize));</text:p>
      <text:p text:style-name="P70"><text:tab/><text:tab/><text:tab/>.separator |</text:p>
      <text:p text:style-name="P70"><text:tab/><text:tab/><text:tab/>.import convt<text:span text:style-name="T22">just</text:span>2023.xml__tmpcvs blubackup</text:p>
      <text:p text:style-name="P70"/>
      <text:p text:style-name="P47"><text:tab/>STEP <text:span text:style-name="T28">10</text:span></text:p>
      <text:p text:style-name="P86">DUMP THE Temporary db</text:p>
      <text:p text:style-name="P41">Execute: </text:p>
      <text:p text:style-name="P41"/>
      <text:p text:style-name="P41"><text:tab/>sqlite3 <text:span text:style-name="T20">bk</text:span><text:span text:style-name="T22">1209</text:span>.db3 .<text:span text:style-name="T18">dump &gt; dump</text:span><text:span text:style-name="T22">bk1209</text:span>.sql</text:p>
      <text:p text:style-name="P41"/>
      <text:p text:style-name="P50">STEP <text:span text:style-name="T28">11</text:span></text:p>
      <text:p text:style-name="P50">make a copy of <text:span text:style-name="T28">the current backup database i.e. </text:span><text:span text:style-name="T20">bk</text:span><text:span text:style-name="T21">init.db3</text:span></text:p>
      <text:p text:style-name="P50"><text:tab/>Execute:</text:p>
      <text:p text:style-name="P50"/>
      <text:p text:style-name="P50"><text:tab/>cp -p <text:span text:style-name="T20">bk</text:span><text:span text:style-name="T21">init.db3</text:span> <text:span text:style-name="T20">bk</text:span><text:span text:style-name="T21">init</text:span><text:span text:style-name="T22">01</text:span><text:span text:style-name="T21">.db3</text:span></text:p>
      <text:p text:style-name="P50"/>
      <text:p text:style-name="P50">STEP <text:span text:style-name="T28">12</text:span></text:p>
      <text:p text:style-name="P50">insert files into main db</text:p>
      <text:p text:style-name="P50"><text:tab/>Execute:</text:p>
      <text:p text:style-name="P50"/>
      <text:p text:style-name="P41"><text:tab/>sqlite3 <text:span text:style-name="T22">bk</text:span>init.db3 &lt; <text:span text:style-name="T18">dump</text:span><text:span text:style-name="T22">bk1209</text:span>.sql 2&gt; <text:span text:style-name="T22">bk1209insert</text:span>out.txt</text:p>
      <text:p text:style-name="P50"/>
      <text:p text:style-name="P50">ignore error of: table <text:span text:style-name="T30">blubackup</text:span> already exists.</text:p>
      <text:p text:style-name="P50"/>
      <text:p text:style-name="P50">Size of original <text:span text:style-name="T22">bk</text:span>init01 plus <text:span text:style-name="T22">bk1209</text:span> should equal size of <text:span text:style-name="T22">bk</text:span>init.</text:p>
      <text:p text:style-name="P50"/>
      <text:p text:style-name="P62"/>
      <text:p text:style-name="P62"><text:soft-page-break/>use these steps to update backup disc database with md5sum.</text:p>
      <text:p text:style-name="P62">STEP <text:span text:style-name="T28">13</text:span></text:p>
      <text:p text:style-name="P62"><text:span text:style-name="T23">start running </text:span><text:span text:style-name="T28">RUST-ICED PROGRAM </text:span><text:span text:style-name="T23">bkmd5sum</text:span></text:p>
      <text:p text:style-name="P62"><text:tab/><text:span text:style-name="T23">load the bluray disc</text:span></text:p>
      <text:p text:style-name="P62"><text:tab/><text:span text:style-name="T23">confirm that internal matches handwritten label and it is in the backup disc database</text:span></text:p>
      <text:p text:style-name="P62"><text:tab/><text:span text:style-name="T23">the output list is used to update the backup disc database</text:span></text:p>
      <text:p text:style-name="P62"/>
      <text:p text:style-name="P50">STEP <text:span text:style-name="T28">14</text:span></text:p>
      <text:p text:style-name="P50">make a copy of <text:s text:c="2"/><text:span text:style-name="T28">CURRENT DATABASE </text:span><text:span text:style-name="T20">bk</text:span><text:span text:style-name="T21">init.db3</text:span></text:p>
      <text:p text:style-name="P50">Execute:</text:p>
      <text:p text:style-name="P50"/>
      <text:p text:style-name="P50"><text:tab/>cp -p <text:span text:style-name="T20">bk</text:span><text:span text:style-name="T21">init.db3</text:span> <text:span text:style-name="T20">bk</text:span><text:span text:style-name="T21">init</text:span><text:span text:style-name="T22">0</text:span><text:span text:style-name="T23">2</text:span><text:span text:style-name="T21">.db3</text:span></text:p>
      <text:p text:style-name="P50"/>
      <text:p text:style-name="P62"><text:span text:style-name="T23">STEP </text:span><text:span text:style-name="T28">15</text:span></text:p>
      <text:p text:style-name="P62"><text:span text:style-name="T23">start running </text:span><text:span text:style-name="T28">RUST-ICED PROGRAM </text:span><text:span text:style-name="T23">bklistdbupd01</text:span></text:p>
      <text:p text:style-name="P62"><text:tab/><text:span text:style-name="T24">specify the database and the listing from </text:span><text:span text:style-name="T28">PROGRAM </text:span><text:span text:style-name="T24">bkmd5sum</text:span></text:p>
      <text:p text:style-name="P62"><text:tab/><text:span text:style-name="T24">specify an output directory</text:span></text:p>
      <text:p text:style-name="P62"><text:tab/><text:span text:style-name="T24">try test run and review output</text:span></text:p>
      <text:p text:style-name="P62"><text:tab/><text:span text:style-name="T24">this is a slow process so start progress button will keep you up to date on run</text:span></text:p>
      <text:p text:style-name="P62"><text:tab/><text:span text:style-name="T24">most of the time the dates do not match.</text:span></text:p>
      <text:p text:style-name="P54"><text:tab/>Try hour, but some go on to the next day so may have to include date</text:p>
      <text:p text:style-name="P62"><text:tab/><text:span text:style-name="T24">ways of excluding items is to edit the list or add an exclude file (directories only).</text:span></text:p>
      <text:p text:style-name="P62"><text:tab/><text:span text:style-name="T24">when happy with test output then run update</text:span></text:p>
      <text:p text:style-name="P62"/>
      <text:p text:style-name="P58">OPTION <text:span text:style-name="T29">B</text:span> <text:s/>USING <text:span text:style-name="T29">JUST BACKUP LIST</text:span>:</text:p>
      <text:p text:style-name="P80">STEP 1</text:p>
      <text:p text:style-name="P63"><text:span text:style-name="T23">start running </text:span><text:span text:style-name="T28">RUST-ICED PROGRAM </text:span><text:span text:style-name="T23">bkmd5sum</text:span></text:p>
      <text:p text:style-name="P63"><text:tab/><text:span text:style-name="T23">load the bluray disc</text:span></text:p>
      <text:p text:style-name="P63"><text:tab/><text:span text:style-name="T23">confirm that internal matches handwritten label and it is in the backup disc database</text:span></text:p>
      <text:p text:style-name="P64"><text:tab/><text:span text:style-name="T23">the output list is used to update the backup disc database: </text:span><text:span text:style-name="T30">b</text:span><text:span text:style-name="T31">kyyyymmddnn.list</text:span></text:p>
      <text:p text:style-name="P80"/>
      <text:p text:style-name="P75">STEP <text:span text:style-name="T31">2</text:span></text:p>
      <text:p text:style-name="P75">create <text:span text:style-name="T30">a</text:span> <text:span text:style-name="T22">temporary </text:span>database <text:span text:style-name="T30">using the output list (you can concat them to reduce the number of update runs): </text:span><text:span text:style-name="T31">bkyyyymmddnn.list</text:span></text:p>
      <text:p text:style-name="P75">Execute:</text:p>
      <text:p text:style-name="P43"><text:tab/>sqlite3 <text:span text:style-name="T20">bk</text:span><text:span text:style-name="T31">yyyymmddnn</text:span>.db3 &lt; import<text:span text:style-name="T30">b</text:span><text:span text:style-name="T31">kyyyymmddnn</text:span><text:span text:style-name="T20">.</text:span>sql 2&gt; <text:span text:style-name="T20">bk</text:span><text:span text:style-name="T31">yyyymmddnn</text:span>.txt</text:p>
      <text:p text:style-name="P42"/>
      <text:p text:style-name="P76"><text:tab/><text:tab/>where <text:s/><text:span text:style-name="T21">import</text:span><text:span text:style-name="T30">b</text:span><text:span text:style-name="T31">kyyyymmddnn</text:span>.<text:span text:style-name="T21">sql </text:span>is</text:p>
      <text:p text:style-name="P75"/>
      <text:p text:style-name="P75"><text:tab/><text:tab/><text:tab/>CREATE TABLE blubackup (</text:p>
      <text:p text:style-name="P75"><text:tab/><text:tab/><text:tab/><text:tab/>filename <text:s/>TEXT NOT NULL,</text:p>
      <text:p text:style-name="P75"><text:tab/><text:tab/><text:tab/><text:tab/>filesize INTEGER NOT NULL,</text:p>
      <text:p text:style-name="P75"><text:tab/><text:tab/><text:tab/><text:tab/>filedate TEXT NOT NULL,</text:p>
      <text:p text:style-name="P77"><text:tab/><text:tab/><text:tab/><text:tab/>dirname <text:s/>TEXT NOT NULL,</text:p>
      <text:p text:style-name="P77"><text:tab/><text:tab/><text:tab/><text:tab/>refname <text:s text:c="2"/>TEXT NOT NULL,</text:p>
      <text:p text:style-name="P75"><text:tab/><text:tab/><text:tab/><text:tab/>md5sum TEXT,</text:p>
      <text:p text:style-name="P75"><text:tab/><text:tab/><text:tab/><text:tab/>locations TEXT ,</text:p>
      <text:p text:style-name="P75"><text:tab/><text:tab/><text:tab/><text:tab/>notes TEXT ,</text:p>
      <text:p text:style-name="P75"><text:tab/><text:tab/><text:tab/><text:tab/>PRIMARY KEY (refname, filename, dirname, filesize));</text:p>
      <text:p text:style-name="P75"><text:tab/><text:tab/><text:tab/>.separator |</text:p>
      <text:p text:style-name="P76"><text:tab/><text:tab/><text:tab/>.import <text:span text:style-name="T30">b</text:span><text:span text:style-name="T31">kyyyymmddnn.list</text:span> blubackup</text:p>
      <text:p text:style-name="P75"/>
      <text:p text:style-name="P48">STEP <text:span text:style-name="T31">3</text:span></text:p>
      <text:p text:style-name="P87">DUMP THE Temporary <text:span text:style-name="T31">database(s)</text:span></text:p>
      <text:p text:style-name="P42">Execute: </text:p>
      <text:p text:style-name="P42"/>
      <text:p text:style-name="P43"><text:tab/>sqlite3 <text:span text:style-name="T20">bk</text:span><text:span text:style-name="T31">yyyymmddnn</text:span>.db3 .<text:span text:style-name="T18">dump &gt; </text:span><text:span text:style-name="T20">bk</text:span><text:span text:style-name="T31">yyyymmddnn</text:span>.sql</text:p>
      <text:p text:style-name="P43"/>
      <text:p text:style-name="P82">STEP 4</text:p>
      <text:p text:style-name="P82">edit <text:span text:style-name="T34">each</text:span> <text:span text:style-name="T20">bk</text:span><text:span text:style-name="T31">yyyymmddnn</text:span><text:span text:style-name="T21">.sql </text:span>do a find</text:p>
      <text:p text:style-name="P82"/>
      <text:p text:style-name="P82">blubackup</text:p>
      <text:p text:style-name="P82"/>
      <text:p text:style-name="P82">and replace all with </text:p>
      <text:p text:style-name="P82"/>
      <text:p text:style-name="P82">blubackup(filename, filesize, filedate, dirname, refname, md5sum, locations, notes)</text:p>
      <text:p text:style-name="P82"/>
      <text:p text:style-name="P82">Since the table is already created, you can delete the create table section at the top.</text:p>
      <text:p text:style-name="P82"/>
      <text:p text:style-name="P82">the original database <text:span text:style-name="T33">table </text:span>was defined in a different order.</text:p>
      <text:p text:style-name="P82"/>
      <text:p text:style-name="P51">STEP <text:span text:style-name="T34">5</text:span></text:p>
      <text:p text:style-name="P51">make a copy of <text:span text:style-name="T28">the current backup database i.e. </text:span><text:span text:style-name="T20">bk</text:span><text:span text:style-name="T21">init.db3</text:span></text:p>
      <text:p text:style-name="P51"><text:tab/>Execute:</text:p>
      <text:p text:style-name="P51"/>
      <text:p text:style-name="P51"><text:tab/>cp -p <text:span text:style-name="T20">bk</text:span><text:span text:style-name="T21">init.db3</text:span> <text:span text:style-name="T20">bk</text:span><text:span text:style-name="T21">init</text:span><text:span text:style-name="T22">01</text:span><text:span text:style-name="T21">.db3</text:span></text:p>
      <text:p text:style-name="P51"/>
      <text:p text:style-name="P51">STEP <text:span text:style-name="T34">6</text:span></text:p>
      <text:p text:style-name="P51">insert files into main db</text:p>
      <text:p text:style-name="P51"><text:tab/>Execute <text:span text:style-name="T32">for all temporary databases created</text:span>:</text:p>
      <text:p text:style-name="P51"/>
      <text:p text:style-name="P43"><text:tab/>sqlite3 <text:span text:style-name="T22">bk</text:span>init.db3 &lt; <text:span text:style-name="T20">bk</text:span><text:span text:style-name="T31">yyyymmddnn</text:span>.sql 2&gt; <text:span text:style-name="T20">bk</text:span><text:span text:style-name="T31">yyyymmddnn</text:span>sql.txt</text:p>
      <text:p text:style-name="P51"/>
      <text:p text:style-name="P51">ignore error of: table <text:span text:style-name="T30">blubackup</text:span> already exists.</text:p>
      <text:p text:style-name="P51"/>
      <text:p text:style-name="P52">Size of original <text:span text:style-name="T22">bk</text:span>init01 plus <text:span text:style-name="T20">bk</text:span><text:span text:style-name="T31">yyyymmddnn</text:span> should equal size of <text:span text:style-name="T22">bk</text:span>init.</text:p>
      <text:p text:style-name="P51"/>
      <text:p text:style-name="P81">No additional steps since the listings already have the md5sum value.</text:p>
      <text:p text:style-name="P59"/>
      <text:p text:style-name="P62"/>
      <text:p text:style-name="P32"/>
      <text:p text:style-name="P35"><text:span text:style-name="T20">HARDDRIVE </text:span>DATABASE EVALUATION and MAINTAINING</text:p>
      <text:p text:style-name="P35">using hdmd5sum create md5sum listing for all disks.</text:p>
      <text:p text:style-name="P35">Backup files to harddrive and cloud.</text:p>
      <text:p text:style-name="P35"/>
      <text:p text:style-name="P44">STEP A</text:p>
      <text:p text:style-name="P36">Start with largest file and create database.</text:p>
      <text:p text:style-name="P37">Execute: </text:p>
      <text:p text:style-name="P37"/>
      <text:p text:style-name="P37"><text:s text:c="6"/>sqlite3 hdinit.db3 &lt; importhd6tbaJohnComputer.sql 2&gt; hdinitout.txt</text:p>
      <text:p text:style-name="P37"/>
      <text:p text:style-name="P38">where importhd6tbaJohnComputer.sql is</text:p>
      <text:p text:style-name="P37"/>
      <text:p text:style-name="P37">CREATE TABLE harddrive (</text:p>
      <text:p text:style-name="P37"><text:s text:c="12"/>filename <text:s/>TEXT NOT NULL,</text:p>
      <text:p text:style-name="P37"><text:s text:c="12"/>filesize INTEGER NOT NULL,</text:p>
      <text:p text:style-name="P37"><text:s text:c="12"/>filedate TEXT NOT NULL,</text:p>
      <text:p text:style-name="P37"><text:s text:c="12"/>dirname <text:s/>TEXT NOT NULL,</text:p>
      <text:p text:style-name="P37"><text:s text:c="12"/>refname <text:s text:c="2"/>TEXT NOT NULL,</text:p>
      <text:p text:style-name="P37"><text:s text:c="12"/>md5sum TEXT ,</text:p>
      <text:p text:style-name="P37"><text:s text:c="12"/>locations TEXT ,</text:p>
      <text:p text:style-name="P37"><text:s text:c="12"/>notes TEXT ,</text:p>
      <text:p text:style-name="P37"><text:s text:c="12"/>PRIMARY KEY (refname, filename, dirname, filesize));</text:p>
      <text:p text:style-name="P37">.separator |</text:p>
      <text:p text:style-name="P38">.import hd6tbaJohnComputer.list harddrive</text:p>
      <text:p text:style-name="P37"/>
      <text:p text:style-name="P45">STEP B</text:p>
      <text:p text:style-name="P45">next file and create temporary file</text:p>
      <text:p text:style-name="P39">Execute: </text:p>
      <text:p text:style-name="P39"/>
      <text:p text:style-name="P39"><text:s text:c="6"/>sqlite3 hdwindowsC.db3 &lt; importhdwindowsC.sql 2&gt; hdwindowsCout.txt</text:p>
      <text:p text:style-name="P39"/>
      <text:p text:style-name="P39">where importhdwindowsC.sql is</text:p>
      <text:p text:style-name="P39"/>
      <text:p text:style-name="P39">CREATE TABLE harddrive (</text:p>
      <text:p text:style-name="P39"><text:s text:c="12"/>filename <text:s/>TEXT NOT NULL,</text:p>
      <text:p text:style-name="P39"><text:s text:c="12"/>filesize INTEGER NOT NULL,</text:p>
      <text:p text:style-name="P39"><text:s text:c="12"/>filedate TEXT NOT NULL,</text:p>
      <text:p text:style-name="P39"><text:s text:c="12"/>dirname <text:s/>TEXT NOT NULL,</text:p>
      <text:p text:style-name="P39"><text:s text:c="12"/>refname <text:s text:c="2"/>TEXT NOT NULL,</text:p>
      <text:p text:style-name="P39"><text:s text:c="12"/>md5sum TEXT ,</text:p>
      <text:p text:style-name="P39"><text:s text:c="12"/>locations TEXT ,</text:p>
      <text:p text:style-name="P39"><text:s text:c="12"/>notes TEXT ,</text:p>
      <text:p text:style-name="P39"><text:s text:c="12"/>PRIMARY KEY (refname, filename, dirname, filesize));</text:p>
      <text:p text:style-name="P39">.separator |</text:p>
      <text:p text:style-name="P39">.import hhdwindowsC .list harddrive</text:p>
      <text:p text:style-name="P39"/>
      <text:p text:style-name="P46">STEP C</text:p>
      <text:p text:style-name="P85">DUMP THE Temporary db</text:p>
      <text:p text:style-name="P39">Execute: </text:p>
      <text:p text:style-name="P39"/>
      <text:p text:style-name="P39"><text:s text:c="6"/>sqlite3 hdwindowsC.db3 .<text:span text:style-name="T18">dump &gt; dump</text:span>hdwindowsC.sql</text:p>
      <text:p text:style-name="P39"/>
      <text:p text:style-name="P49">STEP D</text:p>
      <text:p text:style-name="P49">make a copy of hdinit.db3</text:p>
      <text:p text:style-name="P49">Execute:</text:p>
      <text:p text:style-name="P49"/>
      <text:p text:style-name="P49"><text:s text:c="6"/>cp -p hdinit.db3 hdinit01.db3</text:p>
      <text:p text:style-name="P49"/>
      <text:p text:style-name="P49">STEP E</text:p>
      <text:p text:style-name="P49">insert files into main db</text:p>
      <text:p text:style-name="P49">Execute:</text:p>
      <text:p text:style-name="P49"/>
      <text:p text:style-name="P40"><text:s text:c="6"/>sqlite3 hdinit.db3 &lt; <text:span text:style-name="T18">dump</text:span>hdwindowsC.sql 2&gt; hdwindowsC<text:span text:style-name="T19">dump</text:span>out.txt</text:p>
      <text:p text:style-name="P49"/>
      <text:p text:style-name="P49">ignore error of: table harddrive already exists.</text:p>
      <text:p text:style-name="P49"/>
      <text:p text:style-name="P49">Size of original hdinit01 plus hdwindowsC should equal size of hdinit.</text:p>
      <text:p text:style-name="P49"/>
      <text:p text:style-name="P53">REPEAT STEPS B THROUGH E FOR ALL LISTS.</text:p>
      <text:p text:style-name="P53"/>
      <text:p text:style-name="P53"/>
      <text:p text:style-name="P61"/>
      <text:p text:style-name="P60"/>
      <text:p text:style-name="P57">OPTION OLD WITH CDTREE:</text:p>
      <text:p text:style-name="P56"/>
      <text:p text:style-name="P19">cdtree <text:span text:style-name="T7">bluray </text:span>discs</text:p>
      <text:p text:style-name="P19">from cdtree export to xml</text:p>
      <text:p text:style-name="P56">convert xml to character system to utf8 because of rust program compatibility</text:p>
      <text:p text:style-name="P19">file -i cd....xml to get character system which should be utf-16le</text:p>
      <text:p text:style-name="P19">need to convert to utf-8 for rust read it.</text:p>
      <text:p text:style-name="P19">iconv -f utf-16le -t UTF-8 &lt; cd....xml &gt; cd...utf8.xml</text:p>
      <text:p text:style-name="P19">gtk rust program BkupEval03 <text:span text:style-name="T7">to </text:span>convert xml to file. <text:s/>output is cd....cdlist</text:p>
      <text:p text:style-name="P19">sort file </text:p>
      <text:p text:style-name="P19">sort cd....cdlist -k 1 &gt; cd....cdsort</text:p>
      <text:p text:style-name="P19">get fresh list of all drives:</text:p>
      <text:p text:style-name="P19"><text:soft-page-break/>gtk rust program BkupEval03 to list harddrive. <text:s/>output is hd....hdlist</text:p>
      <text:p text:style-name="P19">sort file</text:p>
      <text:p text:style-name="P19">sort hd....hdlist -k 1 &gt; hd....hdsort</text:p>
      <text:p text:style-name="P67">COMPARING CLOUD WITH HARDDRIVE</text:p>
      <text:p text:style-name="P67">Need to run the following terminal commands before using <text:span text:style-name="T16">iced</text:span> program MegaParse</text:p>
      <text:p text:style-name="P67">rclone lsf --files-only -R --csv --format pst /pathofHDdirectory | sort &gt; outputfile1</text:p>
      <text:p text:style-name="P68">but have changed it to not include date (t), because time is off by an hour or minute.</text:p>
      <text:p text:style-name="P67">rclone lsf --files-only -R --csv --format ps /pathofHDdirectory | sort &gt; outputfile1</text:p>
      <text:p text:style-name="P67"><text:span text:style-name="T16">(</text:span>rclone lsf --files-only -R --csv --format ps /media/jp/Myb12tb/MEGA/Video | sort &gt; hdVideo<text:span text:style-name="T16">)</text:span></text:p>
      <text:p text:style-name="P67"><text:bookmark-start text:name="__DdeLink__747_2440537802"/>mega-ls -l -r --time-format=ISO6081_WITH_TIME /<text:bookmark-end text:name="__DdeLink__747_2440537802"/>cloudpathofdirectory &gt; outputfile2</text:p>
      <text:p text:style-name="P67"><text:span text:style-name="T16">(</text:span>mega-ls -l -r --time-format=ISO6081_WITH_TIME /Video &gt; megaVideo<text:span text:style-name="T16">)</text:span></text:p>
      <text:p text:style-name="P67"><text:span text:style-name="T16">iced </text:span>Run MegaParse</text:p>
      <text:p text:style-name="P67">Run this app using <text:span text:style-name="T16">mega </text:span>outputfile2 as input file</text:p>
      <text:p text:style-name="P69">and the second rclone (without date).</text:p>
      <text:p text:style-name="P69">It will bring up Meld.</text:p>
      <text:p text:style-name="P68">Creates two files: one with datetime and the other without datetime</text:p>
      <text:p text:style-name="P67">Need to run the following terminal command after using MegaParse</text:p>
      <text:p text:style-name="P67">sort targetfile &gt; outputfile3</text:p>
      <text:p text:style-name="P67">compare outputfile1 with outputfile3. I use Meld.</text:p>
      <text:p text:style-name="P68">First compare with out time then try with time.</text:p>
      <text:p text:style-name="P68"/>
      <text:p text:style-name="P68"/>
      <text:p text:style-name="P33">In MEGAcmd source, megacmdexecuter.cpp line 1347 &amp; 1447 change 10 to 11, </text:p>
      <text:p text:style-name="P33"/>
      <text:p text:style-name="P33">mega-login jpercyasnet@yahoo.com <text:s/><text:span text:style-name="T17">password</text:span></text:p>
      <text:p text:style-name="P33">mega-cd <text:span text:style-name="T17">Video/Video2022toPresent/Video2023/202310Egypt/</text:span>pictures</text:p>
      <text:p text:style-name="P33"><text:s/>mega-rm -r pic20231017</text:p>
      <text:p text:style-name="P33"/>
      <text:p text:style-name="P65"><text:tab/><text:span text:style-name="T25">STEP F2</text:span></text:p>
      <text:p text:style-name="P65"><text:tab/><text:tab/><text:span text:style-name="T25">need a program to go through the two databases. Ideally the smaller database as input and search through the other database for filename. Check size, date and md5sum. If md5sum not present output as separate file. And continue. Each will allow 10 locations. If larger, output as other separate file. Location is the reference name plus smd. S for same size. M for same md5sum and d for same date. At least one must exist. If found make sure location does not already exist. Separate locations by comma (,) and smd and location by dash (-)</text:span></text:p>
      <text:p text:style-name="P65"/>
      <text:p text:style-name="P65"/>
      <text:p text:style-name="P65">TO SEE IF HD &amp; MEGA MATCH</text:p>
      <text:p text:style-name="P83">with time:</text:p>
      <text:p text:style-name="P65">rclone lsf --files-only -R --csv --format ps<text:span text:style-name="T35">t</text:span> /pathofHDdirectory | sort &gt; outputfile1</text:p>
      <text:p text:style-name="P65"/>
      <text:p text:style-name="P83">without time:</text:p>
      <text:p text:style-name="P65"/>
      <text:p text:style-name="P66">rclone lsf --files-only -R --csv --format ps /pathofHDdirectory | sort &gt; outputfile1</text:p>
      <text:p text:style-name="P66"/>
      <text:p text:style-name="P65"><text:s text:c="2"/>mega-login email password</text:p>
      <text:p text:style-name="P65"><text:s text:c="3"/>this generates list of files takes awhile.</text:p>
      <text:p text:style-name="P65"><text:s text:c="3"/>if mega-logout, will remove list of files and login will be regenerated.</text:p>
      <text:p text:style-name="P65"/>
      <text:p text:style-name="P65"><text:s text:c="2"/>mega-ls -l -r --time-format=ISO6081_WITH_TIME /cloudpathofdirectory &gt; outputfile2"</text:p>
      <text:p text:style-name="P65"/>
      <text:p text:style-name="P65"><text:s text:c="2"/>Run MegaParse using outputfile2 as input file and targetfile is output</text:p>
      <text:p text:style-name="P65"/>
      <text:p text:style-name="P65"><text:s text:c="2"/>sort targetfile &gt; outputfile3</text:p>
      <text:p text:style-name="P65"/>
      <text:p text:style-name="P65"><text:s text:c="2"/>compare outputfile1 with outputfile3. I use Meld (not that good, try old way)</text:p>
      <text:p text:style-name="P65"/>
      <text:p text:style-name="P84">diff outputfile1 outputfile3 &gt; compare.list</text:p>
      <text:p text:style-name="P84"/>
      <text:p text:style-name="P84">make program like megaremove to take those files with “&lt;” and prefix them with: </text:p>
      <text:p text:style-name="P34">“mega-rm -r “</text:p>
      <text:p text:style-name="P65"/>
      <text:p text:style-name="P65"/>
      <text:p text:style-name="P65"/>
      <text:p text:style-name="P65"/>
      <text:p text:style-name="P65"/>
      <text:p text:style-name="P65"/>
      <text:p text:style-name="P65"/>
      <text:p text:style-name="P65"/>
      <text:p text:style-name="P65">DUPLICATE FILES REMOVAL</text:p>
      <text:p text:style-name="P65"/>
      <text:p text:style-name="P65">Use fclones dry run output.</text:p>
      <text:p text:style-name="P65">fclones group ./testloc &gt; dups.txt</text:p>
      <text:p text:style-name="P65">fclones remove --keep-path '**/rawvideo/**' -o dryex.txt &lt; dups.txt --dry-run 2&gt;dryrun01.txt</text:p>
      <text:p text:style-name="P65"/>
      <text:p text:style-name="P65">Generate mega move from output.</text:p>
      <text:p text:style-name="P65"><text:s/>format: mega-mv frompath/name topath</text:p>
      <text:p text:style-name="P65"><text:s text:c="10"/>no output is generated</text:p>
      <text:p text:style-name="P65"><text:s text:c="10"/></text:p>
      <text:p text:style-name="P65">Run mega move.</text:p>
      <text:p text:style-name="P65"/>
      <text:p text:style-name="P65">If ok, Run fclones move</text:p>
      <text:p text:style-name="P65">fclones move --keep-path '**/rawvideo/**' -o dryex.txt topath &lt; dups.txt 2&gt;dryrun01.txt</text:p>
      <text:p text:style-name="P65"/>
      <text:p text:style-name="P65"><text:soft-page-break/>See if HD &amp; MEGA match.</text:p>
      <text:p text:style-name="P65"/>
      <text:p text:style-name="P65">Delete moved files on both HD &amp; MEGA manually.</text:p>
      <text:p text:style-name="P65"><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properties fo:font-size="10pt" officeooo:rsid="0065f7c9"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0de334"/>
    </style:style>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1in">
          <style:column style:rel-width="32767*" fo:start-indent="0in" fo:end-indent="0.05in"/>
          <style:column style:rel-width="32768*" fo:start-indent="0.05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file-name text:display="full">/media/jp/AoldNTFS/MyDocuments/BackupSystem/BackUpRestoreWithCloudSystemN13.odt</text:file-name><text:s text:c="9"/><text:span text:style-name="MT1">Page </text:span><text:span text:style-name="MT1"><text:page-number text:select-page="current">7</text:page-number></text:span><text:span text:style-name="MT1"><text:s/>of </text:span><text:span text:style-name="MT1"><text:page-count>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3-13T22:48:51.458000000</meta:creation-date>
    <dc:date>2024-06-18T20:47:55.998491865</dc:date>
    <meta:editing-duration>P1DT13H51M38S</meta:editing-duration>
    <meta:editing-cycles>131</meta:editing-cycles>
    <meta:generator>LibreOffice/24.2.4.2$Linux_X86_64 LibreOffice_project/420$Build-2</meta:generator>
    <meta:print-date>2024-06-17T10:02:30.070269215</meta:print-date>
    <meta:document-statistic meta:table-count="0" meta:image-count="0" meta:object-count="0" meta:page-count="7" meta:paragraph-count="392" meta:word-count="1700" meta:character-count="12172" meta:non-whitespace-character-count="10181"/>
  </office:meta>
</office:document-meta>
</file>